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gabri@DESKTOP-KAEAND3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3e90aab">1. Enunciado</text:a></text:p>
          <text:p text:style-name="Contents_20_1"><text:a xlink:type="simple" xlink:href="#org6795f03">2. Entrada</text:a></text:p>
          <text:p text:style-name="Contents_20_1"><text:a xlink:type="simple" xlink:href="#org9d442b8">3. Saida</text:a></text:p>
          <text:p text:style-name="Contents_20_1"><text:a xlink:type="simple" xlink:href="#org819c5ee">4. Exemplo 1</text:a></text:p>
          <text:p text:style-name="Contents_20_2"><text:a xlink:type="simple" xlink:href="#orgc3d2fa8">4.1. Entrada</text:a></text:p>
          <text:p text:style-name="Contents_20_2"><text:a xlink:type="simple" xlink:href="#orgf34935c">4.2. Saída</text:a></text:p>
          <text:p text:style-name="Contents_20_1"><text:a xlink:type="simple" xlink:href="#org9169dda">5. Exemplo 2</text:a></text:p>
          <text:p text:style-name="Contents_20_2"><text:a xlink:type="simple" xlink:href="#orgbf451c0">5.1. Entrada</text:a></text:p>
          <text:p text:style-name="Contents_20_2"><text:a xlink:type="simple" xlink:href="#orge008fed">5.2. Saída</text:a></text:p>
          <text:p text:style-name="Contents_20_1"><text:a xlink:type="simple" xlink:href="#org77e33e7">6. Exemplo 3</text:a></text:p>
          <text:p text:style-name="Contents_20_2"><text:a xlink:type="simple" xlink:href="#org0ec142b">6.1. Entrada</text:a></text:p>
          <text:p text:style-name="Contents_20_2"><text:a xlink:type="simple" xlink:href="#org29b9569">6.2. Saída</text:a></text:p>
        </text:index-body>
      </text:table-of-content>
      <text:h text:style-name="Heading_20_1" text:outline-level="1" text:is-list-header="false">
<text:bookmark-start text:name="OrgXref.org3e90aab"/>
<text:bookmark text:name="org3e90aab"/>Enunciado
<text:bookmark-end text:name="OrgXref.org3e90aab"/></text:h>
      <text:p text:style-name="Text_20_body">É passado pra você uma lista de números inteiros de tamanho <text:span text:style-name="OrgCode">n</text:span> e <text:span text:style-name="OrgCode">q</text:span> perguntas.  Para cada pergunta é passado 2 números <text:span text:style-name="OrgCode">l</text:span> e <text:span text:style-name="OrgCode">r</text:span> e você deve responder se na lista existe todos os números inteiros entre <text:span text:style-name="OrgCode">l</text:span> e <text:span text:style-name="OrgCode">r</text:span> inclusivo.  Ou seja, o intervalo <text:span text:style-name="OrgCode">[l, r]</text:span>, ou seja, <text:span text:style-name="OrgCode">l</text:span>, <text:span text:style-name="OrgCode">l+1</text:span>, …, <text:span text:style-name="OrgCode">r-1</text:span>, <text:span text:style-name="OrgCode">r</text:span>.  Se existir você responde <text:span text:style-name="OrgCode">SIM</text:span>, senão você responde <text:span text:style-name="OrgCode">NÃO</text:span>.
</text:p>
      <text:h text:style-name="Heading_20_1" text:outline-level="1" text:is-list-header="false">
<text:bookmark-start text:name="OrgXref.org6795f03"/>
<text:bookmark text:name="org6795f03"/>Entrada
<text:bookmark-end text:name="OrgXref.org6795f03"/></text:h>
      <text:p text:style-name="Text_20_body">Primeira Linha tem 2 inteiros <text:span text:style-name="OrgCode">n</text:span> e <text:span text:style-name="OrgCode">q</text:span>, sendo <text:span text:style-name="OrgCode">n</text:span> o tamanho da lista de números e <text:span text:style-name="OrgCode">q</text:span> a quantidade de querys.  Na segunda linha tem uma lista de <text:span text:style-name="OrgCode">n</text:span> números Nas próximas <text:span text:style-name="OrgCode">q</text:span> linhas tem 2 números, <text:span text:style-name="OrgCode">l</text:span> e <text:span text:style-name="OrgCode">r</text:span> sendo <text:span text:style-name="OrgCode">l &lt; r</text:span>.
</text:p>
      <text:h text:style-name="Heading_20_1" text:outline-level="1" text:is-list-header="false">
<text:bookmark-start text:name="OrgXref.org9d442b8"/>
<text:bookmark text:name="org9d442b8"/>Saida
<text:bookmark-end text:name="OrgXref.org9d442b8"/></text:h>
      <text:p text:style-name="Text_20_body">Para cada querys você deve emitir um <text:span text:style-name="OrgCode">SIM</text:span> ou um <text:span text:style-name="OrgCode">NÃO</text:span>, sendo um <text:span text:style-name="OrgCode">SIM</text:span> se for possível e um <text:span text:style-name="OrgCode">NÃO</text:span> se não for possível
</text:p>
      <text:h text:style-name="Heading_20_1" text:outline-level="1" text:is-list-header="false">
<text:bookmark-start text:name="OrgXref.org819c5ee"/>
<text:bookmark text:name="org819c5ee"/>Exemplo 1
<text:bookmark-end text:name="OrgXref.org819c5ee"/></text:h>
      <text:h text:style-name="Heading_20_2" text:outline-level="2" text:is-list-header="false">
<text:bookmark-start text:name="OrgXref.orgc3d2fa8"/>
<text:bookmark text:name="orgc3d2fa8"/>Entrada
<text:bookmark-end text:name="OrgXref.orgc3d2fa8"/></text:h>
      <text:p text:style-name="OrgFixedWidthBlock">8 3</text:p>
      <text:p text:style-name="OrgFixedWidthBlock">8 7 6 1 3 2 4 5</text:p>
      <text:p text:style-name="OrgFixedWidthBlock">1 2</text:p>
      <text:p text:style-name="OrgFixedWidthBlock">4 6</text:p>
      <text:p text:style-name="OrgFixedWidthBlockLastLine">1 8</text:p>
      <text:h text:style-name="Heading_20_2" text:outline-level="2" text:is-list-header="false">
<text:bookmark-start text:name="OrgXref.orgf34935c"/>
<text:bookmark text:name="orgf34935c"/>Saída
<text:bookmark-end text:name="OrgXref.orgf34935c"/></text:h>
      <text:p text:style-name="OrgFixedWidthBlock">SIM</text:p>
      <text:p text:style-name="OrgFixedWidthBlock">SIM</text:p>
      <text:p text:style-name="OrgFixedWidthBlockLastLine">SIM</text:p>
      <text:h text:style-name="Heading_20_1" text:outline-level="1" text:is-list-header="false">
<text:bookmark-start text:name="OrgXref.org9169dda"/>
<text:bookmark text:name="org9169dda"/>Exemplo 2
<text:bookmark-end text:name="OrgXref.org9169dda"/></text:h>
      <text:h text:style-name="Heading_20_2" text:outline-level="2" text:is-list-header="false">
<text:bookmark-start text:name="OrgXref.orgbf451c0"/>
<text:bookmark text:name="orgbf451c0"/>Entrada
<text:bookmark-end text:name="OrgXref.orgbf451c0"/></text:h>
      <text:p text:style-name="OrgFixedWidthBlock">3 2</text:p>
      <text:p text:style-name="OrgFixedWidthBlock">4 1 2</text:p>
      <text:p text:style-name="OrgFixedWidthBlock">1 4</text:p>
      <text:p text:style-name="OrgFixedWidthBlockLastLine">2 4</text:p>
      <text:h text:style-name="Heading_20_2" text:outline-level="2" text:is-list-header="false">
<text:bookmark-start text:name="OrgXref.orge008fed"/>
<text:bookmark text:name="orge008fed"/>Saída
<text:bookmark-end text:name="OrgXref.orge008fed"/></text:h>
      <text:p text:style-name="OrgFixedWidthBlock">NÃO</text:p>
      <text:p text:style-name="OrgFixedWidthBlockLastLine">NÃO</text:p>
      <text:h text:style-name="Heading_20_1" text:outline-level="1" text:is-list-header="false">
<text:bookmark-start text:name="OrgXref.org77e33e7"/>
<text:bookmark text:name="org77e33e7"/>Exemplo 3
<text:bookmark-end text:name="OrgXref.org77e33e7"/></text:h>
      <text:h text:style-name="Heading_20_2" text:outline-level="2" text:is-list-header="false">
<text:bookmark-start text:name="OrgXref.org0ec142b"/>
<text:bookmark text:name="org0ec142b"/>Entrada
<text:bookmark-end text:name="OrgXref.org0ec142b"/></text:h>
      <text:p text:style-name="OrgFixedWidthBlock">12 8</text:p>
      <text:p text:style-name="OrgFixedWidthBlock">1 2 3 4 5 7 8 9 10 11 13</text:p>
      <text:p text:style-name="OrgFixedWidthBlock">1 3</text:p>
      <text:p text:style-name="OrgFixedWidthBlock">4 7</text:p>
      <text:p text:style-name="OrgFixedWidthBlock">9 11</text:p>
      <text:p text:style-name="OrgFixedWidthBlock">1 13</text:p>
      <text:p text:style-name="OrgFixedWidthBlock">11 13</text:p>
      <text:p text:style-name="OrgFixedWidthBlock">3 5</text:p>
      <text:p text:style-name="OrgFixedWidthBlock">5 7</text:p>
      <text:p text:style-name="OrgFixedWidthBlockLastLine">7 11</text:p>
      <text:h text:style-name="Heading_20_2" text:outline-level="2" text:is-list-header="false">
<text:bookmark-start text:name="OrgXref.org29b9569"/>
<text:bookmark text:name="org29b9569"/>Saída
<text:bookmark-end text:name="OrgXref.org29b9569"/></text:h>
      <text:p text:style-name="OrgFixedWidthBlock">SIM</text:p>
      <text:p text:style-name="OrgFixedWidthBlock">NÃO</text:p>
      <text:p text:style-name="OrgFixedWidthBlock">SIM</text:p>
      <text:p text:style-name="OrgFixedWidthBlock">NÃO</text:p>
      <text:p text:style-name="OrgFixedWidthBlock">NÃO</text:p>
      <text:p text:style-name="OrgFixedWidthBlock">SIM</text:p>
      <text:p text:style-name="OrgFixedWidthBlock">NÃO</text:p>
      <text:p text:style-name="OrgFixedWidthBlockLastLine">SIM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5-01-13T13:03:10</dc:date>
    <meta:creation-date>2025-01-13T13:03:10</meta:creation-date>
    <meta:generator>Emacs 29.4 (Org mode 9.6.15)</meta:generator>
    <meta:keyword/>
    <dc:subject/>
    <dc:title/>
  </office:meta>
</office:document-meta>
</file>